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s.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SchemasDir( File schemas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BaseURI( URI bas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Options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LinkTo( SchemaTypeLoader link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ystemCompiler.generateTypes( SchemaTypeSystem system , Filer filer , XmlOptions option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Parameters.getSourcesToCop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Schemas( SchemaDocument . Schema [ ] schem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Error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Config( Binding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ExistingTypeSystem( SchemaTypeSystem 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ystemCompiler.compileImpl( SchemaTypeSystem system , String name , Schema [ ] schemas , BindingConfig config , SchemaTypeLoader linkTo , XmlOptions options , Collection outsideErrors , boolean javaize , URI baseURI , Map sourcesToCopyMap , File schemasDi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Parameters.getSchemas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Ba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ystemCompiler.compil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eters.setSourcesToCopyMap( Map sourcesToCopy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ystemCompiler.getSchemasToRecompile( SchemaTypeSystemImpl system , Schema [ ] modified , Set namespac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Parameters.getSchem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Link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ystemCompiler.compile( String name , SchemaTypeSystem existingSTS , XmlObject [ ] input , BindingConfig config , SchemaTypeLoader linkTo , Filer filer , XmlOptions option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arameters.getExistingTyp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ErrorListener( Collection error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isJava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Javaize( boolean java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